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1.6055in"/>
    </style:style>
    <style:style style:name="co3" style:family="table-column">
      <style:table-column-properties fo:break-before="auto" style:column-width="1.6602in"/>
    </style:style>
    <style:style style:name="co4" style:family="table-column">
      <style:table-column-properties fo:break-before="auto" style:column-width="1.6382in"/>
    </style:style>
    <style:style style:name="co5" style:family="table-column">
      <style:table-column-properties fo:break-before="auto" style:column-width="4.6098in"/>
    </style:style>
    <style:style style:name="co7" style:family="table-column">
      <style:table-column-properties fo:break-before="auto" style:column-width="5.2874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91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1.6063in" fo:break-before="auto" style:use-optimal-row-height="true"/>
    </style:style>
    <style:style style:name="ro6" style:family="table-row">
      <style:table-row-properties style:row-height="0.5492in" fo:break-before="auto" style:use-optimal-row-height="true"/>
    </style:style>
    <style:style style:name="ro7" style:family="table-row">
      <style:table-row-properties style:row-height="2.311in" fo:break-before="auto" style:use-optimal-row-height="true"/>
    </style:style>
    <style:style style:name="ro8" style:family="table-row">
      <style:table-row-properties style:row-height="0.2126in" fo:break-before="auto" style:use-optimal-row-height="true"/>
    </style:style>
    <style:style style:name="ro9" style:family="table-row">
      <style:table-row-properties style:row-height="1.1398in" fo:break-before="auto" style:use-optimal-row-height="true"/>
    </style:style>
    <style:style style:name="ro10" style:family="table-row">
      <style:table-row-properties style:row-height="3.7827in" fo:break-before="auto" style:use-optimal-row-height="true"/>
    </style:style>
    <style:style style:name="ro11" style:family="table-row">
      <style:table-row-properties style:row-height="3.078in" fo:break-before="auto" style:use-optimal-row-height="true"/>
    </style:style>
    <style:style style:name="ro12" style:family="table-row">
      <style:table-row-properties style:row-height="3.1925in" fo:break-before="auto" style:use-optimal-row-height="true"/>
    </style:style>
    <style:style style:name="ro13" style:family="table-row">
      <style:table-row-properties style:row-height="1.078in" fo:break-before="auto" style:use-optimal-row-height="true"/>
    </style:style>
    <style:style style:name="ro14" style:family="table-row">
      <style:table-row-properties style:row-height="0.8189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3835in" fo:break-before="auto" style:use-optimal-row-height="true"/>
    </style:style>
    <style:style style:name="ro18" style:family="table-row">
      <style:table-row-properties style:row-height="1.4299in" fo:break-before="auto" style:use-optimal-row-height="true"/>
    </style:style>
    <style:style style:name="ro19" style:family="table-row">
      <style:table-row-properties style:row-height="0.72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fo:padding-bottom="0.0193in" fo:padding-left="0.0138in" fo:padding-right="0.0138in" fo:padding-top="0.0193in"/>
      <style:paragraph-properties fo:text-align="center"/>
      <style:text-properties fo:font-weight="bold" style:font-weight-asian="bold" style:font-weight-complex="bold"/>
    </style:style>
    <style:style style:name="ce2" style:family="table-cell" style:parent-style-name="Default" style:data-style-name="N100">
      <style:table-cell-properties fo:wrap-option="wrap" fo:border="0.06pt solid #000000" fo:padding-bottom="0.0193in" fo:padding-left="0.0138in" fo:padding-right="0.0138in" fo:padding-top="0.0193in"/>
      <style:text-properties fo:font-size="12pt" style:font-size-asian="12pt" style:font-size-complex="12pt"/>
    </style:style>
    <style:style style:name="ce3" style:family="table-cell" style:parent-style-name="Default" style:data-style-name="N100">
      <style:table-cell-properties fo:wrap-option="wrap" fo:border="0.06pt solid #000000" fo:padding-bottom="0.0193in" fo:padding-left="0.0138in" fo:padding-right="0.0138in" fo:padding-top="0.0193in"/>
      <style:text-properties fo:font-size="12pt" fo:font-weight="bold" style:font-size-asian="12pt" style:font-weight-asian="bold" style:font-size-complex="12pt" style:font-weight-complex="bold"/>
    </style:style>
    <style:style style:name="ce4" style:family="table-cell" style:parent-style-name="Default">
      <style:table-cell-properties fo:border="0.06pt solid #000000"/>
      <style:text-properties fo:font-size="12pt" style:font-size-asian="12pt" style:font-size-complex="12pt"/>
    </style:style>
    <style:style style:name="ce5" style:family="table-cell" style:parent-style-name="Default" style:data-style-name="N100">
      <style:table-cell-properties fo:wrap-option="wrap" fo:padding-bottom="0.0193in" fo:padding-left="0.0138in" fo:padding-right="0.0138in" fo:padding-top="0.0193in"/>
    </style:style>
    <style:style style:name="ce6" style:family="table-cell" style:parent-style-name="Default" style:data-style-name="N100">
      <style:table-cell-properties fo:wrap-option="wrap" fo:border="0.06pt solid #000000" fo:padding-bottom="0.0193in" fo:padding-left="0.0138in" fo:padding-right="0.0138in" fo:padding-top="0.0193in"/>
      <style:text-properties fo:font-size="12pt" fo:font-weight="normal" style:font-size-asian="12pt" style:font-weight-asian="normal" style:font-size-complex="12pt" style:font-weight-complex="normal"/>
    </style:style>
    <style:style style:name="ce7" style:family="table-cell" style:parent-style-name="Default" style:data-style-name="N100">
      <style:table-cell-properties fo:wrap-option="wrap" fo:border="0.06pt solid #000000" fo:padding-bottom="0.0193in" fo:padding-left="0.0138in" fo:padding-right="0.0138in" fo:padding-top="0.0193in"/>
      <style:text-properties fo:font-size="11pt" style:font-size-asian="11pt" style:font-size-complex="11pt"/>
    </style:style>
    <style:style style:name="ce8" style:family="table-cell" style:parent-style-name="Default">
      <style:table-cell-properties fo:border="0.06pt solid #000000"/>
      <style:text-properties fo:font-size="11pt" style:font-size-asian="11pt" style:font-size-complex="11pt"/>
    </style:style>
    <style:style style:name="ce9" style:family="table-cell" style:parent-style-name="Default">
      <style:table-cell-properties fo:wrap-option="wrap" fo:border="0.06pt solid #000000"/>
      <style:text-properties fo:font-size="11pt" style:font-size-asian="11pt" style:font-size-complex="11pt"/>
    </style:style>
    <style:style style:name="ce10" style:family="table-cell" style:parent-style-name="Default">
      <style:table-cell-properties fo:wrap-option="wrap" fo:border="0.06pt solid #000000"/>
      <style:text-properties style:font-name="Liberation Sans" fo:font-size="11pt" style:font-name-asian="WenQuanYi Zen Hei" style:font-size-asian="11pt" style:font-name-complex="Lohit Hindi" style:font-size-complex="11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font-name="Liberation Sans" style:font-name-asian="WenQuanYi Zen Hei" style:font-name-complex="Lohit Hindi"/>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font-name-asian="WenQuanYi Zen Hei" style:font-name-complex="Lohit Hindi"/>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7" table:default-cell-style-name="Default"/>
        <table:table-row table:style-name="ro2">
          <table:table-cell office:value-type="string">
            <text:p>Jewish Holidays</text:p>
          </table:table-cell>
          <table:table-cell table:number-columns-repeated="4"/>
        </table:table-row>
        <table:table-row table:style-name="ro2">
          <table:table-cell office:value-type="string">
            <text:p>Beginning of each month is a new moon.</text:p>
          </table:table-cell>
          <table:table-cell table:number-columns-repeated="4"/>
        </table:table-row>
        <table:table-row table:style-name="ro2">
          <table:table-cell table:number-columns-repeated="5"/>
        </table:table-row>
        <table:table-row table:style-name="ro3">
          <table:table-cell table:style-name="ce1" office:value-type="string">
            <text:p>Date</text:p>
          </table:table-cell>
          <table:table-cell table:style-name="ce1" office:value-type="string">
            <text:p>Hebrew name</text:p>
          </table:table-cell>
          <table:table-cell table:style-name="ce1" office:value-type="string">
            <text:p>English translation</text:p>
          </table:table-cell>
          <table:table-cell table:style-name="ce1" office:value-type="string">
            <text:p>Description</text:p>
          </table:table-cell>
          <table:table-cell table:style-name="ce1" office:value-type="string">
            <text:p>Supporting scriptural text.</text:p>
          </table:table-cell>
        </table:table-row>
        <table:table-row table:style-name="ro4">
          <table:table-cell table:style-name="ce2" office:value-type="string">
            <text:p>29 Elul</text:p>
          </table:table-cell>
          <table:table-cell table:style-name="ce2" office:value-type="string">
            <text:p>Erev Rosh Hashanah</text:p>
          </table:table-cell>
          <table:table-cell table:style-name="ce2" office:value-type="string">
            <text:p>Eve of Rosh Hashanah</text:p>
          </table:table-cell>
          <table:table-cell table:style-name="ce7"/>
          <table:table-cell table:style-name="ce8"/>
        </table:table-row>
        <table:table-row table:style-name="ro5">
          <table:table-cell table:style-name="ce3" office:value-type="string">
            <text:p>1-2 Tishrei</text:p>
          </table:table-cell>
          <table:table-cell table:style-name="ce2" office:value-type="string">
            <text:p>Rosh Hashanah</text:p>
          </table:table-cell>
          <table:table-cell table:style-name="ce2" office:value-type="string">
            <text:p>“Head of the Year”</text:p>
          </table:table-cell>
          <table:table-cell table:style-name="ce7" office:value-type="string">
            <text:p>Jewish New Year. <text:s/>It is the day of judgement. <text:s/>God judges each person and makes a decree for the following year. <text:s/>The shofar is blown on this day. <text:s/>This is the first day of the 7th month of the calendar year, and markst he beginning of a 10 day period leading up to Yom Kippur. <text:s/>According to an opinion in Jewish oral tradition, the creation of the world was completed on Rosh Hashanah. <text:s/>This is the new year for calculating calendar years, sabbatical-year (shmita) and jubilee cycles, and the age of trees for purposes of Jewish law; and for separating grain tithes.</text:p>
          </table:table-cell>
          <table:table-cell table:style-name="ce8"/>
        </table:table-row>
        <table:table-row table:style-name="ro6">
          <table:table-cell table:style-name="ce3" office:value-type="string">
            <text:p>1-10 Tishrei</text:p>
          </table:table-cell>
          <table:table-cell table:style-name="ce2" office:value-type="string">
            <text:p>Aseret Yemei Teshuva</text:p>
          </table:table-cell>
          <table:table-cell table:style-name="ce2" office:value-type="string">
            <text:p>Ten Days of Repentance</text:p>
          </table:table-cell>
          <table:table-cell table:style-name="ce7" office:value-type="string">
            <text:p>This is from the beginning of Rosh Hashana until the end of Yom Kippur. <text:s/>Jews practice <text:span text:style-name="T5">teshuvah</text:span><text:span text:style-name="T6"> </text:span><text:span text:style-name="T6">(literally “return”), an </text:span><text:span text:style-name="T6">examination of one's </text:span><text:span text:style-name="T6">deeds and </text:span><text:span text:style-name="T6">repentance for sins.</text:span></text:p>
          </table:table-cell>
          <table:table-cell table:style-name="ce8"/>
        </table:table-row>
        <table:table-row table:style-name="ro7">
          <table:table-cell table:style-name="ce2" office:value-type="string">
            <text:p>3 Tishrei</text:p>
          </table:table-cell>
          <table:table-cell table:style-name="ce2" office:value-type="string">
            <text:p>Tzom Gedalia</text:p>
          </table:table-cell>
          <table:table-cell table:style-name="ce2" office:value-type="string">
            <text:p>Fast of Gedalia</text:p>
          </table:table-cell>
          <table:table-cell table:style-name="ce7" office:value-type="string">
            <text:p>A minor Jewish fast day. <text:s/>It commemorates the assassination of the righteous governor of Judah (who's name was Gedalia). <text:s/>This event ended any level of Jewish rule following the destruction of the First Temple. <text:s/><text:span text:style-name="T1">This </text:span><text:span text:style-name="T1">event actually </text:span><text:span text:style-name="T1">occurred on Rosh </text:span><text:span text:style-name="T1">Hashanah (1 </text:span><text:span text:style-name="T1">Tishrei).</text:span></text:p>
          </table:table-cell>
          <table:table-cell table:style-name="ce9" office:value-type="string">
            <text:p>Jeremiah 41:1-3:</text:p>
            <text:p>1 Now it came to pass in the seventh month, that Ishmael the son of Nethaniah the son of Elishama, of the seed royal, and the princes of the king, even <text:span text:style-name="T1">ten men </text:span><text:span text:style-name="T1">with him</text:span>, came unto Gedaliah the son of Ahikam to Mizpah; and there they did eat bread together in Mizpah.</text:p>
            <text:p/>
            <text:p>2 Then arose Ishmael the son of Nethaniah, and the ten men that were with him, and smote Gedaliah the son of Ahikam the son of Shaphan with the sword, and slew him, whom the king of Babylon had made governor over the land.</text:p>
            <text:p/>
            <text:p>3 Ishmael also slew all the Jews that were with him, even with Gedaliah, at Mizpah, and the Chaldeans that were found there, and the men of war.</text:p>
          </table:table-cell>
        </table:table-row>
        <table:table-row table:style-name="ro8">
          <table:table-cell table:style-name="ce2" office:value-type="string">
            <text:p>9 Tishrei</text:p>
          </table:table-cell>
          <table:table-cell table:style-name="ce2" office:value-type="string">
            <text:p>Erev Yom Kippur</text:p>
          </table:table-cell>
          <table:table-cell table:style-name="ce2" office:value-type="string">
            <text:p>Eve of Yom Kippur</text:p>
          </table:table-cell>
          <table:table-cell table:style-name="ce7"/>
          <table:table-cell table:style-name="ce8"/>
        </table:table-row>
        <table:table-row table:style-name="ro9">
          <table:table-cell table:style-name="ce3" office:value-type="string">
            <text:p>10 Tishrei</text:p>
          </table:table-cell>
          <table:table-cell table:style-name="ce2" office:value-type="string">
            <text:p>Yom Kippur</text:p>
          </table:table-cell>
          <table:table-cell table:style-name="ce2" office:value-type="string">
            <text:p>Day of Atonement</text:p>
          </table:table-cell>
          <table:table-cell table:style-name="ce7" office:value-type="string">
            <text:p>Yom Kippur (יום כיפור) is the holiest day of the year for Jews. <text:s text:c="2"/>The fast and other prohibitions commence on 10 Tishri at sunset - sunset being the beginning of the day in Jewish tradition. <text:s/>During the Minchah prayer, the haftarah reading features the entire<text:span text:style-name="T1"> Book of </text:span><text:span text:style-name="T1">Jonah. <text:s/></text:span><text:span text:style-name="T7">Yom Kippur </text:span><text:span text:style-name="T7">comes to an end with </text:span><text:span text:style-name="T7">the blowing of the </text:span><text:span text:style-name="T7">shofar, which marks </text:span><text:span text:style-name="T7">the conclusion of the </text:span><text:span text:style-name="T7">fast.</text:span></text:p>
          </table:table-cell>
          <table:table-cell table:style-name="ce8"/>
        </table:table-row>
        <table:table-row table:style-name="ro8">
          <table:table-cell table:style-name="ce2" office:value-type="string">
            <text:p>14 Tishrei</text:p>
          </table:table-cell>
          <table:table-cell table:style-name="ce2" office:value-type="string">
            <text:p>Erev Sukkot</text:p>
          </table:table-cell>
          <table:table-cell table:style-name="ce2" office:value-type="string">
            <text:p>Eve of Sukkot</text:p>
          </table:table-cell>
          <table:table-cell table:style-name="ce7"/>
          <table:table-cell table:style-name="ce8"/>
        </table:table-row>
        <table:table-row table:style-name="ro10">
          <table:table-cell table:style-name="ce3" office:value-type="string">
            <text:p>15-21 Tishrei</text:p>
          </table:table-cell>
          <table:table-cell table:style-name="ce2" office:value-type="string">
            <text:p>Sukkot</text:p>
          </table:table-cell>
          <table:table-cell table:style-name="ce2" office:value-type="string">
            <text:p>Feast of Booths (or Tabernacles)</text:p>
          </table:table-cell>
          <table:table-cell table:style-name="ce7" office:value-type="string">
            <text:p>Sukkot (סוכות or סֻכּוֹת, sukkōt) or Succoth is a seven-day festival, also known as the Feast of Booths, the Feast of Tabernacles, or just Tabernacles. It is one of the Three Pilgrimage Festivals (shalosh regalim) mentioned in the Bible. The seventh day of the Sukkot is called Hoshanah Rabbah, the "Great Hoshanah". <text:s/>Sukkot commemorates the years that the Jews spent in the desert on their way to the Promised Land, and celebrates the way in which God protected them under difficult desert conditions. The word sukkot is the plural of the Hebrew word sukkah, meaning booth. Jews are commanded to "dwell" in booths during the holiday.[19] This generally means taking meals, but some sleep in the sukkah as well, particularly in Israel. There are specific rules for constructing a sukkah. <text:s/>The Book of Vayikra (Leviticus) describes it as a symbolic wilderness shelter, commemorating the time God provided for the Israelites in the wilderness they inhabited after they were freed from slavery in Egypt. <text:s/>According to halakha, a sukkah is a structure consisting of a roof made of organic material which has been disconnected from the ground (the S'chach). A sukkah must have <text:span text:style-name="T1">3 walls</text:span>. It should be at least<text:span text:style-name="T1"> </text:span><text:span text:style-name="T1">three feet tall</text:span>, and be positioned so that all or part of its roof is open to the sky (only the part which is under the sky is kosher.)</text:p>
          </table:table-cell>
          <table:table-cell table:style-name="ce8"/>
        </table:table-row>
        <table:table-row table:style-name="ro9">
          <table:table-cell table:style-name="ce2" office:value-type="string">
            <text:p>22 Tishrei</text:p>
          </table:table-cell>
          <table:table-cell table:style-name="ce2" office:value-type="string">
            <text:p>Shemini Atzeret</text:p>
          </table:table-cell>
          <table:table-cell table:style-name="ce2"/>
          <table:table-cell table:style-name="ce7" office:value-type="string">
            <text:p>The main notable custom of this holiday is the celebration of Simchat Torah (שמחת תורה), meaning "rejoicing with the Torah." This name originally referred to a special "ceremony": the last weekly Torah portion is read from Deuteronomy, completing the annual cycle, and is followed immediately by the reading of the first chapter of Genesis, beginning the new annual cycle.</text:p>
          </table:table-cell>
          <table:table-cell table:style-name="ce8"/>
        </table:table-row>
        <table:table-row table:style-name="ro8">
          <table:table-cell table:style-name="ce2" office:value-type="string">
            <text:p>24 Kislev</text:p>
          </table:table-cell>
          <table:table-cell table:style-name="ce2" office:value-type="string">
            <text:p>Erev Hanukkah</text:p>
          </table:table-cell>
          <table:table-cell table:style-name="ce2" office:value-type="string">
            <text:p>Eve of Hanukkah</text:p>
          </table:table-cell>
          <table:table-cell table:style-name="ce7"/>
          <table:table-cell table:style-name="ce8"/>
        </table:table-row>
        <table:table-row table:style-name="ro11">
          <table:table-cell table:style-name="ce2" office:value-type="string">
            <text:p>25 Kislev – 2 or 3 Tevet</text:p>
          </table:table-cell>
          <table:table-cell table:style-name="ce2" office:value-type="string">
            <text:p>Hanukkah</text:p>
          </table:table-cell>
          <table:table-cell table:style-name="ce2" office:value-type="string">
            <text:p>Festival of Lights</text:p>
          </table:table-cell>
          <table:table-cell table:style-name="ce7" office:value-type="string">
            <text:p>The story of Hanukkah (חנוכה) is preserved in the books of the First and Second Maccabees. These books are not part of the Tanakh (Hebrew Bible), they are apocryphal books instead. The miracle of the one-day supply of olive oil miraculously lasting eight days is first described in the Talmud (Shabbat 21b), written about 600 years after the events described in the books of Maccabees.[21]</text:p>
            <text:p/>
            <text:p>Hanukkah marks the defeat of Seleucid Empire forces that had tried to prevent the people of Israel from practicing Judaism. Judah Maccabee and his brothers destroyed overwhelming forces, and rededicated the Temple in Jerusalem. The eight-day festival is marked by the kindling of lights — one on the first night, two on the second, and so on — using a special candle holder called a Chanukkiyah, or a Hanukkah menorah.</text:p>
            <text:p><text:span text:style-name="T4"/></text:p>
            <text:p><text:span text:style-name="T4">Religiously, </text:span><text:span text:style-name="T4">Hanukkah is a minor </text:span><text:span text:style-name="T4">holiday. <text:s/>Hanukkah </text:span><text:span text:style-name="T4">celebration tends to </text:span><text:span text:style-name="T4">be informal and </text:span><text:span text:style-name="T4">based on custom </text:span><text:span text:style-name="T4">rather than law.</text:span></text:p>
          </table:table-cell>
          <table:table-cell table:style-name="ce8"/>
        </table:table-row>
        <table:table-row table:style-name="ro12">
          <table:table-cell table:style-name="ce3" office:value-type="string">
            <text:p>10 Tevet</text:p>
          </table:table-cell>
          <table:table-cell table:style-name="ce2" office:value-type="string">
            <text:p>Asarah B'Tevet</text:p>
          </table:table-cell>
          <table:table-cell table:style-name="ce2" office:value-type="string">
            <text:p>Tenth of Tevet</text:p>
          </table:table-cell>
          <table:table-cell table:style-name="ce7" office:value-type="string">
            <text:p>A minor fast day, marking the beginning of the siege of Jerusalem as outlined in 2 Kings 25:1.</text:p>
            <text:p/>
            <text:p>Historically, the fast commemorates the siege of Jerusalem by Nebuchadnezzar II of Babylonia—an event that began on that date and ultimately culminated in the destruction of Solomon's Temple (the First Temple) and the conquest of the Kingdom of Judah (nowadays: southern Israel).</text:p>
            <text:p><text:span text:style-name="T4"/></text:p>
            <text:p><text:span text:style-name="T4">The first reference to </text:span><text:span text:style-name="T4">the Tenth of Tevet as </text:span><text:span text:style-name="T4">a fast appears in </text:span><text:span text:style-name="T4">Zechariah (8:19) </text:span><text:span text:style-name="T4">where it is called the </text:span><text:span text:style-name="T4">"fast of the tenth </text:span><text:span text:style-name="T4">month." One opinion </text:span><text:span text:style-name="T4">in the Talmud (b. </text:span><text:span text:style-name="T4">Rosh Hashana 18b) </text:span><text:span text:style-name="T4">states that the "fast of </text:span><text:span text:style-name="T4">the tenth month" </text:span><text:span text:style-name="T4">refers to the fifth of </text:span><text:span text:style-name="T4">Tevet, when, </text:span><text:span text:style-name="T4">according to Ezekiel </text:span><text:span text:style-name="T4">(33:21), news of the </text:span><text:span text:style-name="T4">destruction of the </text:span><text:span text:style-name="T4">Temple reached </text:span><text:span text:style-name="T4">those already in exile </text:span><text:span text:style-name="T4">in Babylon. However, </text:span><text:span text:style-name="T4">the tenth is the date </text:span><text:span text:style-name="T4">observed today, </text:span><text:span text:style-name="T4">according to the other </text:span><text:span text:style-name="T4">opinion presented in </text:span><text:span text:style-name="T4">the Talmud.[2] Other </text:span><text:span text:style-name="T4">references to the fast </text:span><text:span text:style-name="T4">and the affliction can </text:span><text:span text:style-name="T4">be found in Ezekiel <text:s/></text:span><text:span text:style-name="T4">24:1-24:2 (the siege) </text:span><text:span text:style-name="T4">and Jeremiah (52:4-</text:span><text:span text:style-name="T4">52:6)</text:span></text:p>
          </table:table-cell>
          <table:table-cell table:style-name="ce10" office:value-type="string">
            <text:p><text:span text:style-name="T8"><text:s/></text:span><text:span text:style-name="T8">2 Kings 25:1</text:span></text:p>
            <text:p><text:span text:style-name="T8"><text:s text:c="4"/></text:span><text:span text:style-name="T8">And it came to </text:span><text:span text:style-name="T8">pass in the ninth year </text:span><text:span text:style-name="T8">of his reign, in the </text:span><text:span text:style-name="T8">tenth month, in the </text:span><text:span text:style-name="T8">tenth day of the </text:span><text:span text:style-name="T8">month, that </text:span><text:span text:style-name="T8">Nebuchadnezzar king </text:span><text:span text:style-name="T8">of Babylon came, he </text:span><text:span text:style-name="T8">and all his army, </text:span><text:span text:style-name="T8">against Jerusalem, </text:span><text:span text:style-name="T8">and encamped </text:span><text:span text:style-name="T8">against it; and they </text:span><text:span text:style-name="T8">built forts against it </text:span><text:span text:style-name="T8">round about. </text:span></text:p>
            <text:p><text:span text:style-name="T4"/></text:p>
            <text:p><text:span text:style-name="T4">According to II Kings </text:span><text:span text:style-name="T4">(25:1-25:4), on the </text:span><text:span text:style-name="T4">10th day of the 10th </text:span><text:span text:style-name="T4">month (which is Tevet </text:span><text:span text:style-name="T4">when counted from </text:span><text:span text:style-name="T4">Nisan, the "first </text:span><text:span text:style-name="T4">month" according to </text:span><text:span text:style-name="T4">Exodus 12:1-2), in the </text:span><text:span text:style-name="T4">ninth year of </text:span><text:span text:style-name="T4">Zedekiah's reign (588 </text:span><text:span text:style-name="T4">BCE), </text:span><text:span text:style-name="T4">Nebuchadnezzar, the </text:span><text:span text:style-name="T4">Babylonian king, </text:span><text:span text:style-name="T4">began the siege of </text:span><text:span text:style-name="T4">Jerusalem. A year </text:span><text:span text:style-name="T4">and a half later, on </text:span><text:span text:style-name="T4">the 17th of Tammuz </text:span><text:span text:style-name="T4">in the eleventh year </text:span><text:span text:style-name="T4">of Zedekiah's reign[1] </text:span><text:span text:style-name="T4">(586 BCE) (Jeremiah </text:span><text:span text:style-name="T4">52.6-7), he broke </text:span><text:span text:style-name="T4">through the city walls. </text:span><text:span text:style-name="T4">The siege ended with </text:span><text:span text:style-name="T4">the destruction of the </text:span><text:span text:style-name="T4">Temple three weeks </text:span><text:span text:style-name="T4">later, on the 9th of Av, </text:span><text:span text:style-name="T4">the end of the first </text:span><text:span text:style-name="T4">Kingdoms and the </text:span><text:span text:style-name="T4">exile of the Jewish </text:span><text:span text:style-name="T4">people to Babylon. </text:span><text:span text:style-name="T4">The Tenth of Tevet is </text:span><text:span text:style-name="T4">thus considered part </text:span><text:span text:style-name="T4">of the cycle of fasts </text:span><text:span text:style-name="T4">connected with these </text:span><text:span text:style-name="T4">events, which </text:span><text:span text:style-name="T4">includes: Shivah Asar </text:span><text:span text:style-name="T4">B'Tammuz (17th of </text:span><text:span text:style-name="T4">Tammuz) and Tisha </text:span><text:span text:style-name="T4">B'Av (9th of Av).</text:span></text:p>
          </table:table-cell>
        </table:table-row>
        <table:table-row table:style-name="ro13">
          <table:table-cell table:style-name="ce3" office:value-type="string">
            <text:p>15 Shevat</text:p>
          </table:table-cell>
          <table:table-cell table:style-name="ce2" office:value-type="string">
            <text:p>Tu Bishvat</text:p>
          </table:table-cell>
          <table:table-cell table:style-name="ce2" office:value-type="string">
            <text:p>New Year of the Trees</text:p>
          </table:table-cell>
          <table:table-cell table:style-name="ce7" office:value-type="string">
            <text:p>Tu Bishvat is the new year for trees. According to the Mishnah, it marks the day from which fruit tithes are counted each year, and marks the timepoint from which the Biblical prohibition on eating the first three years of fruit and the requirement to bring the fourth year fruit to the Temple in Jerusalem were counted. <text:s text:c="2"/>Traditionally, trees are planted on this day.</text:p>
          </table:table-cell>
          <table:table-cell table:style-name="ce8"/>
        </table:table-row>
        <table:table-row table:style-name="ro8">
          <table:table-cell table:style-name="ce2" office:value-type="string">
            <text:p>13 Adar</text:p>
          </table:table-cell>
          <table:table-cell table:style-name="ce2" office:value-type="string">
            <text:p>Erev Purim</text:p>
          </table:table-cell>
          <table:table-cell table:style-name="ce2" office:value-type="string">
            <text:p>Eve of Purim</text:p>
          </table:table-cell>
          <table:table-cell table:style-name="ce7"/>
          <table:table-cell table:style-name="ce8"/>
        </table:table-row>
        <table:table-row table:style-name="ro14">
          <table:table-cell table:style-name="ce2" office:value-type="string">
            <text:p><text:span text:style-name="T1">14 Adar <text:s/></text:span></text:p>
            <text:p><text:span text:style-name="T2">Note: In leap years on </text:span><text:span text:style-name="T2">the Hebrew calendar, </text:span><text:span text:style-name="T2">Purim is observed in the </text:span><text:span text:style-name="T2">Second Adar (Adar </text:span><text:span text:style-name="T2">Sheni).</text:span></text:p>
          </table:table-cell>
          <table:table-cell table:style-name="ce2" office:value-type="string">
            <text:p>Purim</text:p>
          </table:table-cell>
          <table:table-cell table:style-name="ce2" office:value-type="string">
            <text:p>Festival of Lots</text:p>
          </table:table-cell>
          <table:table-cell table:style-name="ce7" office:value-type="string">
            <text:p>Purim (פורים) commemorates the events that took place in the Book of Esther. It is celebrated by reading or acting out the story of Esther, and by making disparaging noises at every mention of Haman's name. </text:p>
          </table:table-cell>
          <table:table-cell table:style-name="ce8"/>
        </table:table-row>
        <table:table-row table:style-name="ro8">
          <table:table-cell table:style-name="ce2" office:value-type="string">
            <text:p>15 Adar</text:p>
          </table:table-cell>
          <table:table-cell table:style-name="ce2" office:value-type="string">
            <text:p>Shushan Purim</text:p>
          </table:table-cell>
          <table:table-cell table:style-name="ce2"/>
          <table:table-cell table:style-name="ce7"/>
          <table:table-cell table:style-name="ce8"/>
        </table:table-row>
        <table:table-row table:style-name="ro4">
          <table:table-cell table:style-name="ce2" office:value-type="string">
            <text:p>14 Nisan</text:p>
          </table:table-cell>
          <table:table-cell table:style-name="ce2" office:value-type="string">
            <text:p>Erev Pesach</text:p>
            <text:p><text:span text:style-name="T4">“</text:span><text:span text:style-name="T4">Ta'anit Bechorim”</text:span></text:p>
          </table:table-cell>
          <table:table-cell table:style-name="ce2" office:value-type="string">
            <text:p>Fast of the Firstborn</text:p>
          </table:table-cell>
          <table:table-cell table:style-name="ce7"/>
          <table:table-cell table:style-name="ce8"/>
        </table:table-row>
        <table:table-row table:style-name="ro15">
          <table:table-cell table:style-name="ce3" office:value-type="string">
            <text:p>15 Nisan</text:p>
          </table:table-cell>
          <table:table-cell table:style-name="ce2" office:value-type="string">
            <text:p>Pesach</text:p>
          </table:table-cell>
          <table:table-cell table:style-name="ce2" office:value-type="string">
            <text:p>Passover (“first days” of Passover)</text:p>
          </table:table-cell>
          <table:table-cell table:style-name="ce7" office:value-type="string">
            <text:p>Passover is one of the three pilgrimage festivals (Shalosh regalim) ordained in the Torah. Pesach commemorates the liberation of the Israelite slaves from Egypt. No leavened food is eaten during the week of Pesach, in commemoration of the fact that the Jews left Egypt. <text:s/>The first seder begins at sundown on the 15th of Nisan, and the second seder (outside Israel) is held on the night of the 16th of Nisan. On the second night, Jews start counting the omer. <text:span text:style-name="T1">The</text:span> <text:span text:style-name="T1">Counting </text:span><text:span text:style-name="T1">of the Omer</text:span> is a count of the days from the time they left Egypt until the time they arrived at Mount Sinai.</text:p>
          </table:table-cell>
          <table:table-cell table:style-name="ce8"/>
        </table:table-row>
        <table:table-row table:style-name="ro4">
          <table:table-cell table:style-name="ce3" office:value-type="string">
            <text:p>21 Nisan</text:p>
          </table:table-cell>
          <table:table-cell table:style-name="ce2" office:value-type="string">
            <text:p>Shevi'i shel Pesach</text:p>
            <text:p><text:span text:style-name="T4">Aharon shel Pesach</text:span></text:p>
          </table:table-cell>
          <table:table-cell table:style-name="ce2" office:value-type="string">
            <text:p>“last days of Passover”</text:p>
          </table:table-cell>
          <table:table-cell table:style-name="ce7" office:value-type="string">
            <text:p>Holiday commemorating <text:span text:style-name="T5">K'riat </text:span><text:span text:style-name="T5">Yam Suf</text:span><text:span text:style-name="T6"> (the </text:span><text:span text:style-name="T6">Passage of the Red </text:span><text:span text:style-name="T6">Sea).</text:span></text:p>
          </table:table-cell>
          <table:table-cell table:style-name="ce8"/>
        </table:table-row>
        <table:table-row table:style-name="ro16">
          <table:table-cell table:style-name="ce3" office:value-type="string">
            <text:p>15 Nisan to 6 Sivan</text:p>
          </table:table-cell>
          <table:table-cell table:style-name="ce2" office:value-type="string">
            <text:p>Sefirah</text:p>
          </table:table-cell>
          <table:table-cell table:style-name="ce2" office:value-type="string">
            <text:p>Counting of the Omer</text:p>
          </table:table-cell>
          <table:table-cell table:style-name="ce7" office:value-type="string">
            <text:p>Sefirah is the <text:span text:style-name="T1">49 day </text:span><text:span text:style-name="T1">("seven weeks")</text:span> period between Pesach and Shavuot; it is defined by the Torah as the period during which special offerings are to be brought to the Temple in Jerusalem. Judaism teaches that this makes physical the spiritual connection between Pesach and Shavuot.</text:p>
          </table:table-cell>
          <table:table-cell table:style-name="ce8"/>
        </table:table-row>
        <table:table-row table:style-name="ro17">
          <table:table-cell table:style-name="ce3" office:value-type="string">
            <text:p>33<text:span text:style-name="T3">rd</text:span> day in the Omer count.</text:p>
          </table:table-cell>
          <table:table-cell table:style-name="ce2" office:value-type="string">
            <text:p>Lag Ba'omer</text:p>
          </table:table-cell>
          <table:table-cell table:style-name="ce2" office:value-type="string">
            <text:p>33<text:span text:style-name="T3">rd</text:span> day of the Omer count.</text:p>
          </table:table-cell>
          <table:table-cell table:style-name="ce7" office:value-type="string">
            <text:p>The mourning restrictions on joyous activities during the Omer period are lifted on Lag Ba'Omer.</text:p>
          </table:table-cell>
          <table:table-cell table:style-name="ce8"/>
        </table:table-row>
        <table:table-row table:style-name="ro8">
          <table:table-cell table:style-name="ce4" office:value-type="string">
            <text:p>5 Sivan</text:p>
          </table:table-cell>
          <table:table-cell table:style-name="ce2" office:value-type="string">
            <text:p>Erev Shavuot</text:p>
          </table:table-cell>
          <table:table-cell table:style-name="ce2" office:value-type="string">
            <text:p>Eve of Shavuot</text:p>
          </table:table-cell>
          <table:table-cell table:style-name="ce7"/>
          <table:table-cell table:style-name="ce8"/>
        </table:table-row>
        <table:table-row table:style-name="ro18">
          <table:table-cell table:style-name="ce3" office:value-type="string">
            <text:p>6 Sivan</text:p>
          </table:table-cell>
          <table:table-cell table:style-name="ce6" office:value-type="string">
            <text:p>Shavuot</text:p>
          </table:table-cell>
          <table:table-cell table:style-name="ce2" office:value-type="string">
            <text:p>Feast of Weeks</text:p>
          </table:table-cell>
          <table:table-cell table:style-name="ce7" office:value-type="string">
            <text:p>Shavuot, The Feast of Weeks, is one of the three pilgrimage festivals (Shalosh regalim) ordained in the Torah. Shavuot marks the end of the counting of the Omer, the period between Passover and Shavuot. According to Rabbinic tradition, the Ten Commandments were given on this day. During this holiday the Torah portion containing the Ten Commandments is read in the synagogue, and the biblical Book of Ruth is read as well. It is traditional to eat dairy meals during Shavuot.</text:p>
          </table:table-cell>
          <table:table-cell table:style-name="ce8"/>
        </table:table-row>
        <table:table-row table:style-name="ro19">
          <table:table-cell table:style-name="ce3" office:value-type="string">
            <text:p>17 Tammuz</text:p>
          </table:table-cell>
          <table:table-cell table:style-name="ce4"/>
          <table:table-cell table:style-name="ce2" office:value-type="string">
            <text:p>Seventeenth of Tammuz</text:p>
          </table:table-cell>
          <table:table-cell table:style-name="ce7" office:value-type="string">
            <text:p>The 17th of Tammuz traditionally marks the first breach in the walls of the Second Temple during the Roman occupation.</text:p>
            <text:p>As a minor fast day, fasting from dawn to dusk is required, but other laws of mourning are not observed.</text:p>
          </table:table-cell>
          <table:table-cell table:style-name="ce8"/>
        </table:table-row>
        <table:table-row table:style-name="ro6">
          <table:table-cell table:style-name="ce3" office:value-type="string">
            <text:p>17 Tammuz to 9 Av</text:p>
          </table:table-cell>
          <table:table-cell table:style-name="ce2"/>
          <table:table-cell table:style-name="ce2" office:value-type="string">
            <text:p>The Three Weeks</text:p>
          </table:table-cell>
          <table:table-cell table:style-name="ce7" office:value-type="string">
            <text:p>The days between the 17th of Tammuz and the 9th of Av are days of mourning, on account of the collapse of Jerusalem during the Roman occupation which occurred during this time framework.</text:p>
          </table:table-cell>
          <table:table-cell table:style-name="ce8"/>
        </table:table-row>
        <table:table-row table:style-name="ro16">
          <table:table-cell table:style-name="ce3" office:value-type="string">
            <text:p>1 Av to 9 Av</text:p>
          </table:table-cell>
          <table:table-cell table:style-name="ce2"/>
          <table:table-cell table:style-name="ce2" office:value-type="string">
            <text:p>The Nine Days</text:p>
          </table:table-cell>
          <table:table-cell table:style-name="ce7" office:value-type="string">
            <text:p>During the nine days between the 1st and 9th day of Av — the pious refrain from eating meat and drinking wine, except on Shabbat or at a Seudat Mitzvah (a Mitzvah meal, such as a Pidyon Haben — the recognition of a firstborn male child — or the study completion of a religious text.) In addition, one's hair is not cut during this period.</text:p>
          </table:table-cell>
          <table:table-cell table:style-name="ce8"/>
        </table:table-row>
        <table:table-row table:style-name="ro19">
          <table:table-cell table:style-name="ce3" office:value-type="string">
            <text:p>9 Av</text:p>
          </table:table-cell>
          <table:table-cell table:style-name="ce2" office:value-type="string">
            <text:p>Tisha B'av</text:p>
          </table:table-cell>
          <table:table-cell table:style-name="ce2" office:value-type="string">
            <text:p>Ninth of Av</text:p>
          </table:table-cell>
          <table:table-cell table:style-name="ce7" office:value-type="string">
            <text:p>Tisha B'Av is a fast day that commemorates events in Jewish history that both occurred on the ninth of Av — the destruction in 586 BCE of the First Temple, originally built by King Solomon, and destruction of the Second Temple in 70 CE.</text:p>
          </table:table-cell>
          <table:table-cell table:style-name="ce8"/>
        </table:table-row>
        <table:table-row table:style-name="ro19">
          <table:table-cell table:style-name="ce3" office:value-type="string">
            <text:p>15 Av</text:p>
          </table:table-cell>
          <table:table-cell table:style-name="ce2" office:value-type="string">
            <text:p>Tu B'av</text:p>
          </table:table-cell>
          <table:table-cell table:style-name="ce2" office:value-type="string">
            <text:p>Fifteenth of Av</text:p>
          </table:table-cell>
          <table:table-cell table:style-name="ce7" office:value-type="string">
            <text:p>Tu B'av is a day mentioned in the Talmud alongside Yom Kippur as "happiest of the year."[18] It was a day celebrating the bringing of wood used for the Temple Service, as well as a day when marriages were arranged.</text:p>
          </table:table-cell>
          <table:table-cell table:style-name="ce8"/>
        </table:table-row>
        <table:table-row table:style-name="ro3" table:number-rows-repeated="33">
          <table:table-cell table:style-name="ce5" table:number-columns-repeated="4"/>
          <table:table-cell/>
        </table:table-row>
        <table:table-row table:style-name="ro2" table:number-rows-repeated="1048510">
          <table:table-cell table:number-columns-repeated="5"/>
        </table:table-row>
        <table:table-row table:style-name="ro2">
          <table:table-cell table:number-columns-repeated="5"/>
        </table:table-row>
      </table:table>
      <table:table table:name="Sheet2" table:style-name="ta1">
        <table:table-column table:style-name="co6" table:default-cell-style-name="Default"/>
        <table:table-row table:style-name="ro1">
          <table:table-cell/>
        </table:table-row>
      </table:table>
      <table:table table:name="Sheet3" table:style-name="ta1">
        <table:table-column table:style-name="co6"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2-13T21:43:19</meta:creation-date>
    <meta:generator>LibreOffice/3.5$Linux_X86_64 LibreOffice_project/350m1$Build-403</meta:generator>
    <dc:date>2013-05-20T03:40:13</dc:date>
    <dc:creator>Ryan </dc:creator>
    <meta:editing-duration>PT4H26M41S</meta:editing-duration>
    <meta:editing-cycles>10</meta:editing-cycles>
    <meta:printed-by>Ryan </meta:printed-by>
    <meta:print-date>2012-12-14T01:48:23</meta:print-date>
    <meta:document-statistic meta:table-count="3" meta:cell-count="108" meta:object-count="0"/>
  </office:meta>
</office:document-meta>
</file>